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Introduction to Service Worker</text:h>
      <text:p text:style-name="Text_20_body">Rich offline experiences, periodic background syncs, push notifications—functionality that would normally require a native application—are coming to the web. Service workers provide the technical foundation that all these features will rely on.</text:p>
      <text:list xml:id="list453985775242886161" text:style-name="L1">
        <text:list-item>
          <text:p text:style-name="P4"><text:a xlink:type="simple" xlink:href="https://developers.google.com/web/fundamentals/primers/service-worker/?hl=en" text:style-name="Internet_20_link" text:visited-style-name="Visited_20_Internet_20_Link">Introduction to Service Worker</text:a></text:p>
        </text:list-item>
        <text:list-item>
          <text:p text:style-name="P4"><text:a xlink:type="simple" xlink:href="https://developers.google.com/web/fundamentals/primers/service-worker/service-worker-lifecycle?hl=en" text:style-name="Internet_20_link" text:visited-style-name="Visited_20_Internet_20_Link">Service Worker Lifecycle</text:a></text:p>
        </text:list-item>
        <text:list-item>
          <text:p text:style-name="P4"><text:a xlink:type="simple" xlink:href="https://developers.google.com/web/fundamentals/primers/service-worker/prerequisites?hl=en" text:style-name="Internet_20_link" text:visited-style-name="Visited_20_Internet_20_Link">Prerequisites</text:a></text:p>
        </text:list-item>
        <text:list-item>
          <text:p text:style-name="P4"><text:a xlink:type="simple" xlink:href="https://developers.google.com/web/fundamentals/primers/service-worker/register?hl=en" text:style-name="Internet_20_link" text:visited-style-name="Visited_20_Internet_20_Link">Register a Service Worker</text:a></text:p>
        </text:list-item>
        <text:list-item>
          <text:p text:style-name="P4"><text:a xlink:type="simple" xlink:href="https://developers.google.com/web/fundamentals/primers/service-worker/install?hl=en" text:style-name="Internet_20_link" text:visited-style-name="Visited_20_Internet_20_Link">Install a Service Worker</text:a></text:p>
        </text:list-item>
        <text:list-item>
          <text:p text:style-name="P4"><text:a xlink:type="simple" xlink:href="https://developers.google.com/web/fundamentals/primers/service-worker/cache-and-return-requests?hl=en" text:style-name="Internet_20_link" text:visited-style-name="Visited_20_Internet_20_Link">Cache and Return Requests</text:a></text:p>
        </text:list-item>
        <text:list-item>
          <text:p text:style-name="P4"><text:a xlink:type="simple" xlink:href="https://developers.google.com/web/fundamentals/primers/service-worker/update-a-service-worker?hl=en" text:style-name="Internet_20_link" text:visited-style-name="Visited_20_Internet_20_Link">Update a Service Worker</text:a></text:p>
        </text:list-item>
        <text:list-item>
          <text:p text:style-name="P4"><text:a xlink:type="simple" xlink:href="https://developers.google.com/web/fundamentals/primers/service-worker/rough-edges-and-gotchas?hl=en" text:style-name="Internet_20_link" text:visited-style-name="Visited_20_Internet_20_Link">Rough Edges and Gotchas</text:a></text:p>
        </text:list-item>
        <text:list-item>
          <text:p text:style-name="P1"><text:a xlink:type="simple" xlink:href="https://developers.google.com/web/fundamentals/primers/service-worker/learn-more-get-help?hl=en" text:style-name="Internet_20_link" text:visited-style-name="Visited_20_Internet_20_Link">Learn More; Get Help</text:a></text:p>
        </text:list-item>
      </text:list>
      <text:h text:style-name="Heading_20_4" text:outline-level="4">Push and Notifications</text:h>
      <text:p text:style-name="Text_20_body">Push messaging allows developers to engage users by providing timely and customized content outside the context of the web page. <text:span text:style-name="T1">Push</text:span> and <text:span text:style-name="T1">Notification</text:span> are different, but complementary, functions: a <text:span text:style-name="T1">push</text:span> is the action of the server supplying message information to a service worker; a <text:span text:style-name="T1">notification</text:span> is the action of the service worker sending the information to a user.</text:p>
      <text:list xml:id="list7144624764705576656" text:style-name="L2">
        <text:list-item>
          <text:p text:style-name="P5"><text:a xlink:type="simple" xlink:href="https://developers.google.com/web/fundamentals/primers/push-notifications/?hl=en" text:style-name="Internet_20_link" text:visited-style-name="Visited_20_Internet_20_Link">Push and Notifications</text:a></text:p>
        </text:list-item>
        <text:list-item>
          <text:p text:style-name="P5"><text:a xlink:type="simple" xlink:href="https://developers.google.com/web/fundamentals/primers/push-notifications/push-messages?hl=en" text:style-name="Internet_20_link" text:visited-style-name="Visited_20_Internet_20_Link">Register for push messages</text:a></text:p>
        </text:list-item>
        <text:list-item>
          <text:p text:style-name="P5"><text:a xlink:type="simple" xlink:href="https://developers.google.com/web/fundamentals/primers/push-notifications/notifications?hl=en" text:style-name="Internet_20_link" text:visited-style-name="Visited_20_Internet_20_Link">Display a Notification</text:a></text:p>
        </text:list-item>
        <text:list-item>
          <text:p text:style-name="P2"><text:a xlink:type="simple" xlink:href="https://developers.google.com/web/fundamentals/primers/push-notifications/on-the-server?hl=en" text:style-name="Internet_20_link" text:visited-style-name="Visited_20_Internet_20_Link">On the server: sending notifications</text:a></text:p>
        </text:list-item>
      </text:list>
      <text:h text:style-name="Heading_20_4" text:outline-level="4">Promises</text:h>
      <text:p text:style-name="Text_20_body">Promises simplify deferred and asynchronous computations. A promise represents an operation that hasn't completed yet.</text:p>
      <text:list xml:id="list4772853609700281176" text:style-name="L3">
        <text:list-item>
          <text:p text:style-name="P3"><text:a xlink:type="simple" xlink:href="https://developers.google.com/web/fundamentals/primers/promises/?hl=en" text:style-name="Internet_20_link" text:visited-style-name="Visited_20_Internet_20_Link">Promises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2:38:35.644909650</meta:creation-date>
    <dc:date>2016-06-29T12:38:49.707675035</dc:date>
    <meta:editing-duration>PT14S</meta:editing-duration>
    <meta:editing-cycles>1</meta:editing-cycles>
    <meta:document-statistic meta:table-count="0" meta:image-count="0" meta:object-count="0" meta:page-count="1" meta:paragraph-count="20" meta:word-count="177" meta:character-count="1138" meta:non-whitespace-character-count="997"/>
    <meta:generator>LibreOffice/5.1.3.2$Linux_X86_64 LibreOffice_project/10m0$Build-2</meta:generator>
  </office:meta>
</office:document-meta>
</file>